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a</text:p>
          </table:table-cell>
          <table:table-cell office:value-type="string">
            <text:p>Descrizione</text:p>
          </table:table-cell>
          <table:table-cell office:value-type="string">
            <text:p>Ammontare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42.0">
            <text:p>342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22.34">
            <text:p>322.34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4324.12">
            <text:p>34,324.12</text:p>
          </table:table-cell>
        </table:table-row>
        <table:table-row>
          <table:table-cell office:value-type="string">
            <text:p>02/01/2017</text:p>
          </table:table-cell>
          <table:table-cell office:value-type="string">
            <text:p>alkmfdlkngòrksjtnlbkj</text:p>
          </table:table-cell>
          <table:table-cell office:value-type="float" office:value="2342.43">
            <text:p>2,342.43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24.0">
            <text:p>324</text:p>
          </table:table-cell>
        </table:table-row>
        <table:table-row>
          <table:table-cell office:value-type="string">
            <text:p>20/07/2016</text:p>
          </table:table-cell>
          <table:table-cell office:value-type="string">
            <text:p>dèojgesojndfjnjn</text:p>
          </table:table-cell>
          <table:table-cell office:value-type="float" office:value="123.23">
            <text:p>123.23</text:p>
          </table:table-cell>
        </table:table-row>
        <table:table-row>
          <table:table-cell office:value-type="string">
            <text:p>24/01/2017</text:p>
          </table:table-cell>
          <table:table-cell office:value-type="string">
            <text:p>jngsheprg</text:p>
          </table:table-cell>
          <table:table-cell office:value-type="float" office:value="324.0">
            <text:p>324</text:p>
          </table:table-cell>
        </table:table-row>
        <table:table-row>
          <table:table-cell office:value-type="string">
            <text:p>24/01/2017</text:p>
          </table:table-cell>
          <table:table-cell office:value-type="string">
            <text:p>2sfj kfksfdkfk</text:p>
          </table:table-cell>
          <table:table-cell office:value-type="float" office:value="324.0">
            <text:p>3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